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308cm" draw:stroke-linejoin="miter" draw:fill="gradient" draw:fill-gradient-name="svggradient10" draw:opacity-name="svgopacity10"/>
    </style:style>
    <style:style style:name="gr2" style:family="graphic" style:parent-style-name="standard">
      <style:graphic-properties draw:stroke="none" svg:stroke-width="0.27cm" draw:stroke-linejoin="miter" draw:fill="gradient" draw:fill-gradient-name="svggradient3"/>
    </style:style>
    <style:style style:name="gr3" style:family="graphic" style:parent-style-name="standard">
      <style:graphic-properties draw:stroke="none" svg:stroke-width="0.27cm" draw:stroke-linejoin="miter" draw:fill="gradient" draw:fill-gradient-name="svggradient4"/>
    </style:style>
    <style:style style:name="gr4" style:family="graphic" style:parent-style-name="standard">
      <style:graphic-properties draw:stroke="none" svg:stroke-width="0.27cm" draw:stroke-linejoin="miter" draw:fill="gradient" draw:fill-gradient-name="svggradient11"/>
    </style:style>
    <style:style style:name="gr5" style:family="graphic" style:parent-style-name="standard">
      <style:graphic-properties draw:stroke="none" svg:stroke-width="0.27cm" draw:stroke-linejoin="miter" draw:fill="gradient" draw:fill-gradient-name="svggradient5" draw:opacity-name="svgopacity5"/>
    </style:style>
    <style:style style:name="gr6" style:family="graphic" style:parent-style-name="standard">
      <style:graphic-properties draw:stroke="none" svg:stroke-width="0.27cm" draw:stroke-linejoin="miter" draw:fill="gradient" draw:fill-gradient-name="svggradient12"/>
    </style:style>
    <style:style style:name="gr7" style:family="graphic" style:parent-style-name="standard">
      <style:graphic-properties draw:stroke="none" svg:stroke-width="0.27cm" draw:stroke-linejoin="miter" draw:fill="gradient" draw:fill-gradient-name="svggradient6" draw:opacity-name="svgopacity6"/>
    </style:style>
    <style:style style:name="gr8" style:family="graphic" style:parent-style-name="standard">
      <style:graphic-properties draw:stroke="none" svg:stroke-width="0.27cm" draw:stroke-linejoin="miter" draw:fill="gradient" draw:fill-gradient-name="svggradient7"/>
    </style:style>
    <style:style style:name="gr9" style:family="graphic" style:parent-style-name="standard">
      <style:graphic-properties draw:stroke="none" svg:stroke-width="0.27cm" draw:stroke-linejoin="miter" draw:fill="gradient" draw:fill-gradient-name="svggradient8" draw:opacity-name="svgopacity8"/>
    </style:style>
    <style:style style:name="gr10" style:family="graphic" style:parent-style-name="standard">
      <style:graphic-properties draw:stroke="none" svg:stroke-width="0.223cm" draw:stroke-linejoin="miter" draw:fill="gradient" draw:fill-gradient-name="svggradient9" draw:opacity-name="svgopacity9"/>
    </style:style>
    <style:style style:name="gr1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Clay" draw:gradient-step-count="0" draw:textarea-horizontal-align="center" draw:textarea-vertical-align="middle" draw:auto-grow-height="false" draw:fit-to-size="false" style:shrink-to-fit="false" fo:min-height="14.981cm" fo:min-width="22.36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="gradient" draw:fill-gradient-name="svggradient10" draw:opacity-name="svgopacity10"/>
    </style:style>
    <style:style style:name="P2" style:family="paragraph">
      <loext:graphic-properties draw:fill="gradient" draw:fill-gradient-name="svggradient3"/>
    </style:style>
    <style:style style:name="P3" style:family="paragraph">
      <loext:graphic-properties draw:fill="gradient" draw:fill-gradient-name="svggradient4"/>
    </style:style>
    <style:style style:name="P4" style:family="paragraph">
      <loext:graphic-properties draw:fill="gradient" draw:fill-gradient-name="svggradient11"/>
    </style:style>
    <style:style style:name="P5" style:family="paragraph">
      <loext:graphic-properties draw:fill="gradient" draw:fill-gradient-name="svggradient5" draw:opacity-name="svgopacity5"/>
    </style:style>
    <style:style style:name="P6" style:family="paragraph">
      <loext:graphic-properties draw:fill="gradient" draw:fill-gradient-name="svggradient12"/>
    </style:style>
    <style:style style:name="P7" style:family="paragraph">
      <loext:graphic-properties draw:fill="gradient" draw:fill-gradient-name="svggradient6" draw:opacity-name="svgopacity6"/>
    </style:style>
    <style:style style:name="P8" style:family="paragraph">
      <loext:graphic-properties draw:fill="gradient" draw:fill-gradient-name="svggradient7"/>
    </style:style>
    <style:style style:name="P9" style:family="paragraph">
      <loext:graphic-properties draw:fill="gradient" draw:fill-gradient-name="svggradient8" draw:opacity-name="svgopacity8"/>
    </style:style>
    <style:style style:name="P10" style:family="paragraph">
      <loext:graphic-properties draw:fill="gradient" draw:fill-gradient-name="svggradient9" draw:opacity-name="svgopacity9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gradient" draw:fill-color="#000000" draw:fill-gradient-name="Clay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199cm" svg:height="4.46cm" svg:x="16.052cm" svg:y="18.583cm" svg:viewBox="0 0 10200 4461" svg:d="M10200 1847c0 1214-2283 2369-5100 2581s-5100-600-5100-1813c0-1214 2283-2369 5100-2581s5100 600 5100 1813z">
          <text:p/>
        </draw:path>
        <draw:path draw:style-name="gr1" draw:text-style-name="P1" draw:layer="layout" svg:width="10.199cm" svg:height="4.46cm" svg:x="0.001cm" svg:y="23.506cm" svg:viewBox="0 0 10200 4461" svg:d="M10200 1847c0 1214-2283 2369-5100 2581s-5100-600-5100-1813c0-1214 2283-2369 5100-2581s5100 600 5100 1813z">
          <text:p/>
        </draw:path>
        <draw:polygon draw:style-name="gr2" draw:text-style-name="P2" draw:layer="layout" svg:width="0.954cm" svg:height="18.413cm" svg:x="24.379cm" svg:y="0.758cm" svg:viewBox="0 0 955 18414" draw:points="0,0 955,0 955,18414 0,18414">
          <text:p/>
        </draw:polygon>
        <draw:polygon draw:style-name="gr3" draw:text-style-name="P3" draw:layer="layout" svg:width="0.954cm" svg:height="21.01cm" svg:x="8.355cm" svg:y="2.935cm" svg:viewBox="0 0 955 21011" draw:points="0,0 955,0 955,21011 0,21011">
          <text:p/>
        </draw:polygon>
        <draw:path draw:style-name="gr4" draw:text-style-name="P4" draw:layer="layout" svg:width="8.965cm" svg:height="5.818cm" svg:x="0.347cm" svg:y="20.973cm" svg:viewBox="0 0 8966 5819" svg:d="M8966 2909c0 1607-2007 2910-4483 2910s-4483-1303-4483-2910c0-1606 2007-2909 4483-2909s4483 1303 4483 2909z">
          <text:p/>
        </draw:path>
        <draw:path draw:style-name="gr5" draw:text-style-name="P5" draw:layer="layout" svg:width="5.532cm" svg:height="2.48cm" svg:x="2.065cm" svg:y="21.188cm" svg:viewBox="0 0 5533 2481" svg:d="M5533 1240c0 685-1239 1241-2767 1241-1527 0-2766-556-2766-1241s1239-1240 2766-1240c1528 0 2767 555 2767 1240z">
          <text:p/>
        </draw:path>
        <draw:path draw:style-name="gr6" draw:text-style-name="P6" draw:layer="layout" svg:width="8.965cm" svg:height="5.818cm" svg:x="16.371cm" svg:y="16.205cm" svg:viewBox="0 0 8966 5819" svg:d="M8966 2909c0 1607-2007 2910-4483 2910s-4483-1303-4483-2910c0-1606 2007-2909 4483-2909s4483 1303 4483 2909z">
          <text:p/>
        </draw:path>
        <draw:path draw:style-name="gr7" draw:text-style-name="P7" draw:layer="layout" svg:width="5.532cm" svg:height="2.48cm" svg:x="18.088cm" svg:y="16.419cm" svg:viewBox="0 0 5533 2481" svg:d="M5533 1240c0 685-1239 1241-2767 1241-1527 0-2766-556-2766-1241s1239-1240 2766-1240c1528 0 2767 555 2767 1240z">
          <text:p/>
        </draw:path>
        <draw:path draw:style-name="gr8" draw:text-style-name="P8" draw:layer="layout" svg:width="16.971cm" svg:height="7.977cm" svg:x="8.361cm" svg:y="-0.001cm" svg:viewBox="0 0 16972 7978" svg:d="M307 2252l16358-2249c170-24 307 96 307 268v5103c0 172-137 329-307 352l-16358 2249c-170 24-307-96-307-267v-5104c0-171 137-328 307-352z">
          <text:p/>
        </draw:path>
        <draw:path draw:style-name="gr9" draw:text-style-name="P9" draw:layer="layout" svg:width="16.636cm" svg:height="7.639cm" svg:x="8.527cm" svg:y="0.167cm" svg:viewBox="0 0 16637 7640" svg:d="M142 2251c-77 11-142 85-142 163v5101c0 78 65 134 142 124l16362-2250c77-11 133-78 133-162v-5101c0-83-56-135-133-125z">
          <text:p/>
        </draw:path>
        <draw:path draw:style-name="gr10" draw:text-style-name="P10" draw:layer="layout" svg:width="4.578cm" svg:height="1.526cm" svg:x="2.542cm" svg:y="24.958cm" svg:viewBox="0 0 4579 1527" svg:d="M4579 764c0-422-1025-764-2289-764-1265 0-2290 342-2290 764 0 421 1025 763 2290 763 1264 0 2289-342 2289-763z">
          <text:p/>
        </draw:path>
        <draw:path draw:style-name="gr10" draw:text-style-name="P10" draw:layer="layout" svg:width="4.578cm" svg:height="1.526cm" svg:x="18.517cm" svg:y="20.183cm" svg:viewBox="0 0 4579 1527" svg:d="M4579 764c0-422-1025-764-2289-764-1265 0-2290 342-2290 764 0 421 1025 763 2290 763 1264 0 2289-342 2289-763z">
          <text:p/>
        </draw:path>
        <draw:custom-shape draw:style-name="gr11" draw:text-style-name="P12" draw:layer="layout" svg:width="22.86cm" svg:height="15.24cm" svg:x="1.143cm" svg:y="3.683cm">
          <text:p text:style-name="P11"><text:span text:style-name="T1">SCAP Composer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Clay" draw:style="linear" draw:start-color="#423c24" draw:end-color="#968751" draw:start-intensity="100%" draw:end-intensity="100%" draw:angle="600" draw:border="0%"/>
    <draw:gradient draw:name="Deep_20_Blue" draw:display-name="Deep Blue" draw:style="linear" draw:start-color="#204a87" draw:end-color="#729fcf" draw:start-intensity="100%" draw:end-intensity="100%" draw:angle="150" draw:border="0%"/>
    <draw:gradient draw:name="Sunset" draw:style="linear" draw:start-color="#333366" draw:end-color="#9999cc" draw:start-intensity="100%" draw:end-intensity="100%" draw:angle="2250" draw:border="0%"/>
    <draw:gradient draw:name="svggradient10" draw:style="ellipsoid" draw:cx="50%" draw:cy="50%" draw:start-color="#ff0000" draw:end-color="#ffaaaa" draw:start-intensity="100%" draw:end-intensity="100%" draw:angle="0" draw:border="0%"/>
    <draw:gradient draw:name="svggradient11" draw:style="ellipsoid" draw:cx="50%" draw:cy="50%" draw:start-color="#aa0000" draw:end-color="#550000" draw:start-intensity="100%" draw:end-intensity="100%" draw:angle="0" draw:border="0%"/>
    <draw:gradient draw:name="svggradient12" draw:style="ellipsoid" draw:cx="50%" draw:cy="50%" draw:start-color="#aa0000" draw:end-color="#550000" draw:start-intensity="100%" draw:end-intensity="100%" draw:angle="0" draw:border="0%"/>
    <draw:gradient draw:name="svggradient3" draw:style="linear" draw:start-color="#ff0000" draw:end-color="#550000" draw:start-intensity="100%" draw:end-intensity="100%" draw:angle="0" draw:border="0%"/>
    <draw:gradient draw:name="svggradient4" draw:style="linear" draw:start-color="#ff0000" draw:end-color="#550000" draw:start-intensity="100%" draw:end-intensity="100%" draw:angle="0" draw:border="0%"/>
    <draw:gradient draw:name="svggradient5" draw:style="linear" draw:start-color="#ffffff" draw:end-color="#ffffff" draw:start-intensity="100%" draw:end-intensity="100%" draw:angle="0" draw:border="0%"/>
    <draw:gradient draw:name="svggradient6" draw:style="linear" draw:start-color="#ffffff" draw:end-color="#ffffff" draw:start-intensity="100%" draw:end-intensity="100%" draw:angle="0" draw:border="0%"/>
    <draw:gradient draw:name="svggradient7" draw:style="linear" draw:start-color="#ff0000" draw:end-color="#550000" draw:start-intensity="100%" draw:end-intensity="100%" draw:angle="0" draw:border="0%"/>
    <draw:gradient draw:name="svggradient8" draw:style="linear" draw:start-color="#ffffff" draw:end-color="#ffffff" draw:start-intensity="100%" draw:end-intensity="100%" draw:angle="3522" draw:border="0%"/>
    <draw:gradient draw:name="svggradient9" draw:style="linear" draw:start-color="#ffffff" draw:end-color="#ffffff" draw:start-intensity="100%" draw:end-intensity="100%" draw:angle="0" draw:border="0%"/>
    <draw:opacity draw:name="svgopacity10" draw:style="ellipsoid" draw:cx="50%" draw:cy="50%" draw:start="0%" draw:end="100%" draw:angle="0" draw:border="0%"/>
    <draw:opacity draw:name="svgopacity5" draw:style="linear" draw:start="0%" draw:end="100%" draw:angle="0" draw:border="0%"/>
    <draw:opacity draw:name="svgopacity6" draw:style="linear" draw:start="0%" draw:end="100%" draw:angle="0" draw:border="0%"/>
    <draw:opacity draw:name="svgopacity8" draw:style="linear" draw:start="0%" draw:end="100%" draw:angle="0" draw:border="0%"/>
    <draw:opacity draw:name="svgopacity9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4T16:17:50.411000000</dc:date>
    <meta:editing-duration>PT3M2S</meta:editing-duration>
    <meta:editing-cycles>2</meta:editing-cycles>
    <meta:generator>LibreOffice/5.4.7.2$Windows_X86_64 LibreOffice_project/c838ef25c16710f8838b1faec480ebba495259d0</meta:generator>
    <meta:document-statistic meta:object-count="13"/>
  </office:meta>
</office:document-meta>
</file>